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/>
    <style:font-face style:name="DejaVu Sans3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_20_Slide-title">
      <style:graphic-properties draw:stroke="none" svg:stroke-width="0cm" draw:fill="none" draw:textarea-vertical-align="bottom" draw:auto-grow-height="false" draw:fit-to-size="false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-notes">
      <style:graphic-properties draw:fill-color="#ffffff" fo:min-height="13.364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Default-title" style:list-style-name="L3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co1" style:family="table-column">
      <style:table-column-properties style:column-width="3.418cm" style:use-optimal-column-width="false"/>
    </style:style>
    <style:style style:name="co2" style:family="table-column">
      <style:table-column-properties style:column-width="4.246cm" style:use-optimal-column-width="false"/>
    </style:style>
    <style:style style:name="co3" style:family="table-column">
      <style:table-column-properties style:column-width="4.193cm" style:use-optimal-column-width="false"/>
    </style:style>
    <style:style style:name="co4" style:family="table-column">
      <style:table-column-properties style:column-width="4.686cm" style:use-optimal-column-width="false"/>
    </style:style>
    <style:style style:name="co5" style:family="table-column">
      <style:table-column-properties style:column-width="4.35cm" style:use-optimal-column-width="false"/>
    </style:style>
    <style:style style:name="co6" style:family="table-column">
      <style:table-column-properties style:column-width="4.058cm" style:use-optimal-column-width="false"/>
    </style:style>
    <style:style style:name="co7" style:family="table-column">
      <style:table-column-properties style:column-width="3.909cm" style:use-optimal-column-width="false"/>
    </style:style>
    <style:style style:name="co8" style:family="table-column">
      <style:table-column-properties style:column-width="3.299cm" style:use-optimal-column-width="false"/>
    </style:style>
    <style:style style:name="co9" style:family="table-column">
      <style:table-column-properties style:column-width="3.722cm" style:use-optimal-column-width="false"/>
    </style:style>
    <style:style style:name="co10" style:family="table-column">
      <style:table-column-properties style:column-width="3.91cm" style:use-optimal-column-width="false"/>
    </style:style>
    <style:style style:name="co11" style:family="table-column">
      <style:table-column-properties style:column-width="4.527cm" style:use-optimal-column-width="false"/>
    </style:style>
    <style:style style:name="co12" style:family="table-column">
      <style:table-column-properties style:column-width="4.459cm" style:use-optimal-column-width="false"/>
    </style:style>
    <style:style style:name="co13" style:family="table-column">
      <style:table-column-properties style:column-width="4.166cm" style:use-optimal-column-width="false"/>
    </style:style>
    <style:style style:name="co14" style:family="table-column">
      <style:table-column-properties style:column-width="3.771cm" style:use-optimal-column-width="false"/>
    </style:style>
    <style:style style:name="ro1" style:family="table-row">
      <style:table-row-properties style:row-height="0.835cm" style:use-optimal-row-height="false"/>
    </style:style>
    <style:style style:name="ro2" style:family="table-row">
      <style:table-row-properties style:row-height="0.725cm" style:use-optimal-row-height="false"/>
    </style:style>
    <style:style style:name="ro3" style:family="table-row">
      <style:table-row-properties style:row-height="0.731cm" style:use-optimal-row-height="false"/>
    </style:style>
    <style:style style:name="ro4" style:family="table-row">
      <style:table-row-properties style:row-height="0cm" style:use-optimal-row-height="true"/>
    </style:style>
    <style:style style:name="ce1" style:family="table-cell">
      <loext:graphic-properties draw:fill="solid" draw:fill-color="#333333" draw:textarea-vertical-align="bottom" fo:padding-top="0.127cm" fo:padding-bottom="0.127cm" fo:padding-left="0.25cm" fo:padding-right="0.25cm"/>
      <style:paragraph-properties fo:border="0.03pt solid #ffffff"/>
    </style:style>
    <style:style style:name="ce2" style:family="table-cell">
      <loext:graphic-properties draw:fill="solid" draw:fill-color="#333333" draw:textarea-vertical-align="top" fo:padding-top="0.127cm" fo:padding-bottom="0.127cm" fo:padding-left="0.25cm" fo:padding-right="0.25cm"/>
      <style:paragraph-properties fo:margin-top="0cm" fo:margin-bottom="0cm" fo:line-height="100%" fo:text-align="center" fo:border="0.03pt solid #ffffff"/>
    </style:style>
    <style:style style:name="ce3" style:family="table-cell">
      <loext:graphic-properties draw:fill="solid" draw:fill-color="#333333" draw:textarea-vertical-align="top" fo:padding-top="0.127cm" fo:padding-bottom="0.127cm" fo:padding-left="0.25cm" fo:padding-right="0.25cm"/>
      <style:paragraph-properties fo:margin-left="0.3cm" fo:margin-right="0cm" fo:margin-top="0cm" fo:margin-bottom="0cm" fo:line-height="100%" fo:text-align="start" fo:text-indent="0cm" fo:border="0.03pt solid #ffffff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e6e6e6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  <style:text-properties style:font-name="DejaVu Sans" fo:font-size="12pt" style:font-size-asian="12pt" style:font-size-complex="12pt"/>
    </style:style>
    <style:style style:name="ce5" style:family="table-cell">
      <loext:graphic-properties draw:fill="solid" draw:fill-color="#cccccc" draw:textarea-vertical-align="middle" fo:padding-top="0.127cm" fo:padding-bottom="0.127cm" fo:padding-left="0.25cm" fo:padding-right="0.25cm"/>
      <style:paragraph-properties fo:margin-top="0cm" fo:margin-bottom="0cm" fo:line-height="100%" fo:text-align="center" fo:border="0.03pt solid #ffffff"/>
      <style:text-properties style:font-name="DejaVu Sans" fo:font-size="12pt" style:font-size-asian="12pt" style:font-size-complex="12pt"/>
    </style:style>
    <style:style style:name="ce6" style:family="table-cell">
      <loext:graphic-properties draw:fill="solid" draw:fill-color="#e6e6e6" draw:textarea-vertical-align="middle" fo:padding-top="0.127cm" fo:padding-bottom="0.127cm" fo:padding-left="0.25cm" fo:padding-right="0.25cm"/>
      <style:paragraph-properties fo:margin-top="0cm" fo:margin-bottom="0cm" fo:line-height="100%" fo:text-align="center" fo:border-left="0.03pt solid #ffffff" fo:border-right="0.03pt solid #ffffff" fo:border-top="0.03pt solid #ffffff" fo:border-bottom="none"/>
      <style:text-properties style:font-name="DejaVu Sans" fo:font-size="12pt" style:font-size-asian="12pt" style:font-size-complex="12pt"/>
    </style:style>
    <style:style style:name="ce7" style:family="table-cell">
      <loext:graphic-properties draw:fill="solid" draw:fill-color="#333333" draw:textarea-vertical-align="top" fo:padding-top="0.127cm" fo:padding-bottom="0.127cm" fo:padding-left="0.25cm" fo:padding-right="0.25cm"/>
      <style:paragraph-properties fo:margin-left="0.3cm" fo:margin-right="0cm" fo:margin-top="0cm" fo:margin-bottom="0cm" fo:line-height="100%" fo:text-align="start" fo:text-indent="0cm" fo:border-left="0.03pt solid #ffffff" fo:border-right="none" fo:border-top="0.03pt solid #ffffff" fo:border-bottom="0.03pt solid #ffffff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>
      <loext:graphic-properties draw:fill="solid" draw:fill-color="#cccccc" draw:textarea-vertical-align="middle" fo:padding-top="0.127cm" fo:padding-bottom="0.127cm" fo:padding-left="0.25cm" fo:padding-right="0.25cm"/>
      <style:paragraph-properties fo:margin-top="0cm" fo:margin-bottom="0cm" fo:line-height="100%" fo:text-align="center" fo:border-left="none" fo:border-right="0.03pt solid #ffffff" fo:border-top="0.03pt solid #ffffff" fo:border-bottom="0.03pt solid #ffffff"/>
      <style:text-properties style:font-name="DejaVu Sans" fo:font-size="12pt" style:font-size-asian="12pt" style:font-size-complex="12pt"/>
    </style:style>
    <style:style style:name="ce9" style:family="table-cell">
      <loext:graphic-properties draw:fill="solid" draw:fill-color="#e6e6e6" draw:textarea-vertical-align="middle" fo:padding-top="0.127cm" fo:padding-bottom="0.127cm" fo:padding-left="0.25cm" fo:padding-right="0.25cm"/>
      <style:paragraph-properties fo:margin-top="0cm" fo:margin-bottom="0cm" fo:line-height="100%" fo:text-align="center" fo:border-left="0.03pt solid #ffffff" fo:border-right="0.03pt solid #ffffff" fo:border-top="none" fo:border-bottom="0.03pt solid #ffffff"/>
      <style:text-properties style:font-name="DejaVu Sans" fo:font-size="12pt" style:font-size-asian="12pt" style:font-size-complex="12pt"/>
    </style:style>
    <style:style style:name="ce10" style:family="table-cell">
      <loext:graphic-properties draw:fill="solid" draw:fill-color="#333333" draw:textarea-vertical-align="top" fo:padding-top="0.127cm" fo:padding-bottom="0.127cm" fo:padding-left="0.25cm" fo:padding-right="0.25cm"/>
      <style:paragraph-properties fo:border="0.03pt solid #ffffff"/>
    </style:style>
    <style:style style:name="ce11" style:family="table-cell">
      <loext:graphic-properties draw:fill="solid" draw:fill-color="#e6e6e6" draw:textarea-vertical-align="middle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center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center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CA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32pt" fo:letter-spacing="normal" fo:language="en" fo:country="CA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aa7f" loext:opacity="100%" style:text-line-through-style="none" style:text-line-through-type="none" style:text-position="0% 100%" style:font-name="Arial1" fo:font-size="16pt" fo:letter-spacing="normal" fo:language="en" fo:country="CA" fo:font-style="normal" style:text-underline-style="none" fo:font-weight="bold" fo:background-color="transparent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6pt" fo:letter-spacing="normal" fo:language="en" fo:country="CA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CA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DejaVu Sans2" fo:font-size="14pt" fo:letter-spacing="normal" fo:language="en" fo:country="CA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draw:name="PlaceHolder 1" presentation:style-name="pr1" draw:text-style-name="P2" draw:layer="layout" svg:width="25.393cm" svg:height="1.838cm" svg:x="4.233cm" svg:y="5.599cm" presentation:class="title" presentation:user-transformed="true">
          <draw:text-box>
            <text:p text:style-name="P1"><text:span text:style-name="T1">lastname, firstname</text:span></text:p>
          </draw:text-box>
        </draw:frame>
        <draw:frame draw:name="PlaceHolder 2" presentation:style-name="pr2" draw:text-style-name="P4" draw:layer="layout" svg:width="25.393cm" svg:height="4.592cm" svg:x="4.233cm" svg:y="10.006cm" presentation:class="subtitle" presentation:user-transformed="true">
          <draw:text-box>
            <text:p text:style-name="P3"><text:span text:style-name="T2">Implantation Date:</text:span></text:p>
            <text:p text:style-name="P3"><text:span text:style-name="T2">dd mmm yyyy</text:span></text:p>
          </draw:text-box>
        </draw:frame>
        <draw:frame draw:name="PlaceHolder 3" presentation:style-name="pr1" draw:text-style-name="P2" draw:layer="layout" svg:width="25.393cm" svg:height="1.838cm" svg:x="4.234cm" svg:y="7.599cm" presentation:class="title" presentation:user-transformed="true">
          <draw:text-box>
            <text:p text:style-name="P1"><text:span text:style-name="T3">P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opping list" draw:style-name="dp1" draw:master-page-name="Default"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rors" draw:style-name="dp1" draw:master-page-name="Default">
        <draw:frame draw:name="PlaceHolder 1" presentation:style-name="pr5" draw:text-style-name="P2" draw:layer="layout" svg:width="29.203cm" svg:height="3.675cm" svg:x="2.328cm" svg:y="0cm" presentation:class="title" presentation:user-transformed="true">
          <draw:text-box>
            <text:p text:style-name="P6"><text:span text:style-name="T4">Errors</text:span></text:p>
          </draw:text-box>
        </draw:frame>
        <draw:custom-shape draw:style-name="gr2" draw:text-style-name="P8" draw:layer="layout" svg:width="27.996cm" svg:height="1.444cm" svg:x="3cm" svg:y="17.052cm">
          <text:p text:style-name="P7"><text:span text:style-name="T5">radial error (mm):</text:span><text:span text:style-name="T6"> distance along x-axis of the image from the planned point to the actual point.</text:span></text:p>
          <text:p text:style-name="P7"><text:span text:style-name="T5">line angle:</text:span><text:span text:style-name="T6"> line-to-line (vector-to-vector) angle between plan and actual.</text:span></text:p>
          <text:p text:style-name="P7"><text:span text:style-name="T7"/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8.859cm" svg:height="14.207cm" svg:x="2.504cm" svg:y="2.72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 table:number-rows-spanned="2">
                <text:p text:style-name="P9"><text:span text:style-name="T8">electrode</text:span></text:p>
              </table:table-cell>
              <table:table-cell table:number-columns-spanned="2">
                <text:p text:style-name="P1"><text:span text:style-name="T8">Target Error</text:span></text:p>
              </table:table-cell>
              <table:covered-table-cell table:style-name="standard"/>
              <table:table-cell table:number-columns-spanned="2">
                <text:p text:style-name="P1"><text:span text:style-name="T8">Entry Error</text:span></text:p>
              </table:table-cell>
              <table:covered-table-cell table:style-name="standard"/>
              <table:table-cell table:number-rows-spanned="2">
                <text:p text:style-name="P1"><text:span text:style-name="T8">radial angle</text:span></text:p>
              </table:table-cell>
              <table:table-cell table:number-rows-spanned="2">
                <text:p text:style-name="P1"><text:span text:style-name="T8">line angle</text:span></text:p>
              </table:table-cell>
            </table:table-row>
            <table:table-row table:style-name="ro1" table:default-cell-style-name="ce2">
              <table:covered-table-cell table:style-name="standard"/>
              <table:table-cell>
                <text:p text:style-name="P1"><text:span text:style-name="T8">euclidean</text:span></text:p>
              </table:table-cell>
              <table:table-cell>
                <text:p text:style-name="P1"><text:span text:style-name="T8">radial</text:span></text:p>
              </table:table-cell>
              <table:table-cell>
                <text:p text:style-name="P1"><text:span text:style-name="T8">euclidean</text:span></text:p>
              </table:table-cell>
              <table:table-cell>
                <text:p text:style-name="P1"><text:span text:style-name="T8">radial</text:span></text:p>
              </table:table-cell>
              <table:covered-table-cell table:style-name="standard"/>
              <table:covered-table-cell table:style-name="standard"/>
            </table:table-row>
            <table:table-row table:style-name="ro2" table:default-cell-style-name="ce4"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6">
              <table:table-cell table:style-name="ce3"/>
              <table:table-cell/>
              <table:table-cell/>
              <table:table-cell/>
              <table:table-cell/>
              <table:table-cell table:style-name="ce4"/>
              <table:table-cell table:style-name="ce4"/>
            </table:table-row>
            <table:table-row table:style-name="ro2" table:default-cell-style-name="ce5">
              <table:table-cell table:style-name="ce7"/>
              <table:table-cell/>
              <table:table-cell/>
              <table:table-cell/>
              <table:table-cell/>
              <table:table-cell table:style-name="ce8"/>
              <table:table-cell/>
            </table:table-row>
            <table:table-row table:style-name="ro2" table:default-cell-style-name="ce9">
              <table:table-cell table:style-name="ce3"/>
              <table:table-cell/>
              <table:table-cell/>
              <table:table-cell/>
              <table:table-cell/>
              <table:table-cell table:style-name="ce4"/>
              <table:table-cell table:style-name="ce4"/>
            </table:table-row>
            <table:table-row table:style-name="ro3" table:default-cell-style-name="ce5"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4"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5"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4"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style-name="ce3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name="PlaceHolder 1" presentation:style-name="pr6" draw:text-style-name="P10" draw:layer="layout" svg:width="29.203cm" svg:height="2.927cm" svg:x="2.328cm" svg:y="0.748cm" presentation:class="title" presentation:placeholder="true" presentation:user-transformed="true">
          <draw:text-box/>
        </draw:frame>
        <draw:custom-shape draw:name="TextBox 4" draw:style-name="gr3" draw:text-style-name="P11" draw:layer="layout" svg:width="5.999cm" svg:height="1.009cm" svg:x="27.867cm" svg:y="9.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7.853cm" svg:height="2.394cm" svg:x="3.008cm" svg:y="16.456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1">
              <table:table-cell table:number-rows-spanned="2">
                <text:p text:style-name="P9"><text:span text:style-name="T8">electrode</text:span></text:p>
              </table:table-cell>
              <table:table-cell table:number-columns-spanned="2">
                <text:p text:style-name="P1"><text:span text:style-name="T8">Target</text:span></text:p>
              </table:table-cell>
              <table:covered-table-cell table:style-name="standard"/>
              <table:table-cell table:number-columns-spanned="2">
                <text:p text:style-name="P1"><text:span text:style-name="T8">Entry</text:span></text:p>
              </table:table-cell>
              <table:covered-table-cell table:style-name="standard"/>
              <table:table-cell table:number-rows-spanned="2">
                <text:p text:style-name="P1"><text:span text:style-name="T8">radial angle</text:span></text:p>
              </table:table-cell>
              <table:table-cell table:number-rows-spanned="2">
                <text:p text:style-name="P1"><text:span text:style-name="T8">line angle</text:span></text:p>
              </table:table-cell>
            </table:table-row>
            <table:table-row table:style-name="ro1" table:default-cell-style-name="ce10">
              <table:covered-table-cell table:style-name="standard"/>
              <table:table-cell>
                <text:p text:style-name="P1"><text:span text:style-name="T8">euclid</text:span></text:p>
              </table:table-cell>
              <table:table-cell>
                <text:p text:style-name="P1"><text:span text:style-name="T8">radial error</text:span></text:p>
              </table:table-cell>
              <table:table-cell>
                <text:p text:style-name="P1"><text:span text:style-name="T8">euclid</text:span></text:p>
              </table:table-cell>
              <table:table-cell>
                <text:p text:style-name="P1"><text:span text:style-name="T8">radial error</text:span></text:p>
              </table:table-cell>
              <table:covered-table-cell table:style-name="standard"/>
              <table:covered-table-cell table:style-name="standard"/>
            </table:table-row>
            <table:table-row table:style-name="ro2" table:default-cell-style-name="ce11">
              <table:table-cell table:style-name="ce10"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/>
    <style:font-face style:name="DejaVu Sans3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3T21:53:24</meta:creation-date>
    <meta:initial-creator>Hari Ramakonar</meta:initial-creator>
    <dc:language>en-CA</dc:language>
    <dc:date>2022-11-23T19:51:47.478138029</dc:date>
    <meta:editing-cycles>32</meta:editing-cycles>
    <meta:editing-duration>PT9H59M51S</meta:editing-duration>
    <meta:generator>LibreOffice/7.3.7.2$Linux_X86_64 LibreOffice_project/30$Build-2</meta:generator>
    <meta:document-statistic meta:object-count="43"/>
    <meta:user-defined meta:name="AppVersion">15.0000</meta:user-defined>
    <meta:user-defined meta:name="PresentationFormat">Widescreen</meta:user-defined>
    <meta:user-defined meta:name="Slides" meta:value-type="float">20</meta:user-defined>
    <meta:template xlink:type="simple" xlink:actuate="onRequest" xlink:title="Office Theme" xlink:href=""/>
  </office:meta>
</office:document-meta>
</file>